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61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212.74pt"/>
    </style:style>
    <style:style style:name="co4" style:family="table-column">
      <style:table-column-properties fo:break-before="auto" style:column-width="78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8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8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78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lassroom Activty</text:p>
          </table:table-cell>
          <table:table-cell table:style-name="ce3" office:value-type="string" calcext:value-type="string">
            <text:p>Homework</text:p>
          </table:table-cell>
        </table:table-row>
        <table:table-row table:style-name="ro2">
          <table:table-cell office:value-type="date" office:date-value="2017-08-22" calcext:value-type="date">
            <text:p>Tue, August 22, 2017</text:p>
          </table:table-cell>
          <table:table-cell office:value-type="string" calcext:value-type="string">
            <text:p>Course intro and Cluster types</text:p>
          </table:table-cell>
          <table:table-cell office:value-type="string" calcext:value-type="string">
            <text:p>Intro and syllabus </text:p>
          </table:table-cell>
          <table:table-cell office:value-type="string" calcext:value-type="string">
            <text:p>Homework 1</text:p>
          </table:table-cell>
        </table:table-row>
        <table:table-row table:style-name="ro2">
          <table:table-cell table:formula="of:=[.A2]+2" office:value-type="date" office:date-value="2017-08-24" calcext:value-type="date">
            <text:p>Thu, August 24, 2017</text:p>
          </table:table-cell>
          <table:table-cell table:number-columns-repeated="3"/>
        </table:table-row>
        <table:table-row table:style-name="ro2">
          <table:table-cell table:formula="of:=[.A3]+5" office:value-type="date" office:date-value="2017-08-29" calcext:value-type="date">
            <text:p>Tue, August 29, 2017</text:p>
          </table:table-cell>
          <table:table-cell table:number-columns-repeated="3"/>
        </table:table-row>
        <table:table-row table:style-name="ro2">
          <table:table-cell table:formula="of:=[.A4]+2" office:value-type="date" office:date-value="2017-08-31" calcext:value-type="date">
            <text:p>Thu, August 31, 2017</text:p>
          </table:table-cell>
          <table:table-cell table:number-columns-repeated="3"/>
        </table:table-row>
        <table:table-row table:style-name="ro2">
          <table:table-cell table:formula="of:=[.A5]+5" office:value-type="date" office:date-value="2017-09-05" calcext:value-type="date">
            <text:p>Tue, September 5, 2017</text:p>
          </table:table-cell>
          <table:table-cell table:number-columns-repeated="3"/>
        </table:table-row>
        <table:table-row table:style-name="ro2">
          <table:table-cell table:formula="of:=[.A6]+2" office:value-type="date" office:date-value="2017-09-07" calcext:value-type="date">
            <text:p>Thu, September 7, 2017</text:p>
          </table:table-cell>
          <table:table-cell table:number-columns-repeated="3"/>
        </table:table-row>
        <table:table-row table:style-name="ro2">
          <table:table-cell table:formula="of:=[.A7]+5" office:value-type="date" office:date-value="2017-09-12" calcext:value-type="date">
            <text:p>Tue, September 12, 2017</text:p>
          </table:table-cell>
          <table:table-cell table:number-columns-repeated="3"/>
        </table:table-row>
        <table:table-row table:style-name="ro2">
          <table:table-cell table:formula="of:=[.A8]+2" office:value-type="date" office:date-value="2017-09-14" calcext:value-type="date">
            <text:p>Thu, September 14, 2017</text:p>
          </table:table-cell>
          <table:table-cell table:number-columns-repeated="3"/>
        </table:table-row>
        <table:table-row table:style-name="ro2">
          <table:table-cell table:formula="of:=[.A9]+5" office:value-type="date" office:date-value="2017-09-19" calcext:value-type="date">
            <text:p>Tue, September 19, 2017</text:p>
          </table:table-cell>
          <table:table-cell table:number-columns-repeated="3"/>
        </table:table-row>
        <table:table-row table:style-name="ro2">
          <table:table-cell table:formula="of:=[.A10]+2" office:value-type="date" office:date-value="2017-09-21" calcext:value-type="date">
            <text:p>Thu, September 21, 2017</text:p>
          </table:table-cell>
          <table:table-cell table:number-columns-repeated="3"/>
        </table:table-row>
        <table:table-row table:style-name="ro2">
          <table:table-cell table:formula="of:=[.A11]+5" office:value-type="date" office:date-value="2017-09-26" calcext:value-type="date">
            <text:p>Tue, September 26, 2017</text:p>
          </table:table-cell>
          <table:table-cell table:number-columns-repeated="3"/>
        </table:table-row>
        <table:table-row table:style-name="ro2">
          <table:table-cell table:formula="of:=[.A12]+2" office:value-type="date" office:date-value="2017-09-28" calcext:value-type="date">
            <text:p>Thu, September 28, 2017</text:p>
          </table:table-cell>
          <table:table-cell table:number-columns-repeated="3"/>
        </table:table-row>
        <table:table-row table:style-name="ro2">
          <table:table-cell table:formula="of:=[.A13]+5" office:value-type="date" office:date-value="2017-10-03" calcext:value-type="date">
            <text:p>Tue, October 3, 2017</text:p>
          </table:table-cell>
          <table:table-cell table:number-columns-repeated="3"/>
        </table:table-row>
        <table:table-row table:style-name="ro2">
          <table:table-cell table:formula="of:=[.A14]+2" office:value-type="date" office:date-value="2017-10-05" calcext:value-type="date">
            <text:p>Thu, October 5, 2017</text:p>
          </table:table-cell>
          <table:table-cell table:number-columns-repeated="3"/>
        </table:table-row>
        <table:table-row table:style-name="ro2">
          <table:table-cell table:formula="of:=[.A15]+5" office:value-type="date" office:date-value="2017-10-10" calcext:value-type="date">
            <text:p>Tue, October 10, 2017</text:p>
          </table:table-cell>
          <table:table-cell table:number-columns-repeated="3"/>
        </table:table-row>
        <table:table-row table:style-name="ro2">
          <table:table-cell table:formula="of:=[.A16]+2" office:value-type="date" office:date-value="2017-10-12" calcext:value-type="date">
            <text:p>Thu, October 12, 2017</text:p>
          </table:table-cell>
          <table:table-cell table:number-columns-repeated="3"/>
        </table:table-row>
        <table:table-row table:style-name="ro2">
          <table:table-cell table:formula="of:=[.A17]+5" office:value-type="date" office:date-value="2017-10-17" calcext:value-type="date">
            <text:p>Tue, October 17, 2017</text:p>
          </table:table-cell>
          <table:table-cell office:value-type="string" calcext:value-type="string">
            <text:p>FALL BREAK</text:p>
          </table:table-cell>
          <table:table-cell table:number-columns-repeated="2"/>
        </table:table-row>
        <table:table-row table:style-name="ro2">
          <table:table-cell table:formula="of:=[.A18]+2" office:value-type="date" office:date-value="2017-10-19" calcext:value-type="date">
            <text:p>Thu, October 19, 2017</text:p>
          </table:table-cell>
          <table:table-cell table:number-columns-repeated="3"/>
        </table:table-row>
        <table:table-row table:style-name="ro2">
          <table:table-cell table:formula="of:=[.A19]+5" office:value-type="date" office:date-value="2017-10-24" calcext:value-type="date">
            <text:p>Tue, October 24, 2017</text:p>
          </table:table-cell>
          <table:table-cell table:number-columns-repeated="3"/>
        </table:table-row>
        <table:table-row table:style-name="ro2">
          <table:table-cell table:formula="of:=[.A20]+2" office:value-type="date" office:date-value="2017-10-26" calcext:value-type="date">
            <text:p>Thu, October 26, 2017</text:p>
          </table:table-cell>
          <table:table-cell table:number-columns-repeated="3"/>
        </table:table-row>
        <table:table-row table:style-name="ro2">
          <table:table-cell table:formula="of:=[.A21]+5" office:value-type="date" office:date-value="2017-10-31" calcext:value-type="date">
            <text:p>Tue, October 31, 2017</text:p>
          </table:table-cell>
          <table:table-cell table:number-columns-repeated="3"/>
        </table:table-row>
        <table:table-row table:style-name="ro2">
          <table:table-cell table:formula="of:=[.A22]+2" office:value-type="date" office:date-value="2017-11-02" calcext:value-type="date">
            <text:p>Thu, November 2, 2017</text:p>
          </table:table-cell>
          <table:table-cell table:number-columns-repeated="3"/>
        </table:table-row>
        <table:table-row table:style-name="ro2">
          <table:table-cell table:formula="of:=[.A23]+5" office:value-type="date" office:date-value="2017-11-07" calcext:value-type="date">
            <text:p>Tue, November 7, 2017</text:p>
          </table:table-cell>
          <table:table-cell table:number-columns-repeated="3"/>
        </table:table-row>
        <table:table-row table:style-name="ro2">
          <table:table-cell table:formula="of:=[.A24]+2" office:value-type="date" office:date-value="2017-11-09" calcext:value-type="date">
            <text:p>Thu, November 9, 2017</text:p>
          </table:table-cell>
          <table:table-cell table:number-columns-repeated="3"/>
        </table:table-row>
        <table:table-row table:style-name="ro2">
          <table:table-cell table:formula="of:=[.A25]+5" office:value-type="date" office:date-value="2017-11-14" calcext:value-type="date">
            <text:p>Tue, November 14, 2017</text:p>
          </table:table-cell>
          <table:table-cell table:number-columns-repeated="3"/>
        </table:table-row>
        <table:table-row table:style-name="ro2">
          <table:table-cell table:formula="of:=[.A26]+2" office:value-type="date" office:date-value="2017-11-16" calcext:value-type="date">
            <text:p>Thu, November 16, 2017</text:p>
          </table:table-cell>
          <table:table-cell table:number-columns-repeated="3"/>
        </table:table-row>
        <table:table-row table:style-name="ro2">
          <table:table-cell table:formula="of:=[.A27]+5" office:value-type="date" office:date-value="2017-11-21" calcext:value-type="date">
            <text:p>Tue, November 21, 2017</text:p>
          </table:table-cell>
          <table:table-cell table:number-columns-repeated="3"/>
        </table:table-row>
        <table:table-row table:style-name="ro2">
          <table:table-cell table:formula="of:=[.A28]+2" office:value-type="date" office:date-value="2017-11-23" calcext:value-type="date">
            <text:p>Thu, November 23, 2017</text:p>
          </table:table-cell>
          <table:table-cell office:value-type="string" calcext:value-type="string">
            <text:p>Thanksgiving Holiday</text:p>
          </table:table-cell>
          <table:table-cell table:number-columns-repeated="2"/>
        </table:table-row>
        <table:table-row table:style-name="ro2">
          <table:table-cell table:formula="of:=[.A29]+5" office:value-type="date" office:date-value="2017-11-28" calcext:value-type="date">
            <text:p>Tue, November 28, 2017</text:p>
          </table:table-cell>
          <table:table-cell table:number-columns-repeated="3"/>
        </table:table-row>
        <table:table-row table:style-name="ro2">
          <table:table-cell table:formula="of:=[.A30]+2" office:value-type="date" office:date-value="2017-11-30" calcext:value-type="date">
            <text:p>Thu, November 30, 2017</text:p>
          </table:table-cell>
          <table:table-cell table:number-columns-repeated="3"/>
        </table:table-row>
        <table:table-row table:style-name="ro2">
          <table:table-cell table:formula="of:=[.A31]+5" office:value-type="date" office:date-value="2017-12-05" calcext:value-type="date">
            <text:p>Tue, December 5, 2017</text:p>
          </table:table-cell>
          <table:table-cell office:value-type="string" calcext:value-type="string">
            <text:p>Dead week</text:p>
          </table:table-cell>
          <table:table-cell table:number-columns-repeated="2"/>
        </table:table-row>
        <table:table-row table:style-name="ro2">
          <table:table-cell table:formula="of:=[.A32]+2" office:value-type="date" office:date-value="2017-12-07" calcext:value-type="date">
            <text:p>Thu, December 7, 2017</text:p>
          </table:table-cell>
          <table:table-cell office:value-type="string" calcext:value-type="string">
            <text:p>Last Class</text:p>
          </table:table-cell>
          <table:table-cell table:number-columns-repeated="2"/>
        </table:table-row>
        <table:table-row table:style-name="ro2" table:number-rows-repeated="104854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5:11:34.817004894</meta:creation-date>
    <dc:date>2017-06-22T16:42:13.457862990</dc:date>
    <meta:editing-duration>PT1H20M28S</meta:editing-duration>
    <meta:editing-cycles>1</meta:editing-cycles>
    <meta:document-statistic meta:table-count="1" meta:cell-count="43" meta:object-count="0"/>
    <meta:generator>LibreOffice/5.1.6.2.0$Linux_X86_64 LibreOffice_project/10$Build-2</meta:generator>
  </office:meta>
</office:document-meta>
</file>